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3c4b5e" draw:fill="solid" draw:fill-color="#e6e6e6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3c4b5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_20_2" svg:stroke-width="0.079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solid" draw:fill-color="#e8e9ec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fo:min-height="0.56cm" fo:min-width="1.78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solid" draw:fill-color="#e8e9ec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7" style:family="graphic" style:parent-style-name="standard" style:list-style-name="L1">
      <style:graphic-properties draw:stroke="none" draw:fill="solid" draw:fill-color="#e8e9ec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solid" draw:fill-color="#ffffff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1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solid" draw:fill-color="#ffffff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12" style:family="graphic" style:parent-style-name="standard" style:list-style-name="L1">
      <style:graphic-properties draw:stroke="none" draw:fill="solid" draw:fill-color="#ffffff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13" style:family="graphic" style:parent-style-name="standard" style:list-style-name="L1">
      <style:graphic-properties draw:stroke="none" draw:fill="solid" draw:fill-color="#ffffff" draw:textarea-vertical-align="top" draw:auto-grow-height="true" fo:min-height="0.496cm" fo:min-width="0.605cm" fo:padding-top="0.125cm" fo:padding-bottom="0.125cm" fo:padding-left="0.051cm" fo:padding-right="0.051cm" fo:wrap-option="no-wrap"/>
    </style:style>
    <style:style style:name="gr1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vertical-align="top" draw:auto-grow-height="true" fo:min-height="0.496cm" fo:min-width="1.264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vertical-align="top" draw:auto-grow-height="true" fo:min-height="0.991cm" fo:min-width="1.841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vertical-align="top" draw:auto-grow-height="true" fo:min-height="0.496cm" fo:min-width="2.0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3c4b5e" draw:fill="solid" draw:fill-color="#dddddd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/>
      <style:text-properties fo:color="#000000" fo:font-family="Helvetica" style:font-style-name="Regular" style:font-family-generic="swiss" fo:font-size="14pt" fo:font-style="normal" fo:font-weight="normal" style:font-size-asian="18pt" style:font-size-complex="18pt" fo:hyphenate="false"/>
    </style:style>
    <style:style style:name="P4" style:family="paragraph">
      <style:paragraph-properties fo:margin-left="0cm" fo:margin-right="0cm" fo:text-align="start" fo:text-indent="0cm" style:punctuation-wrap="hanging"/>
      <style:text-properties fo:font-family="'Courier New'" style:font-style-name="Regular" style:font-family-generic="modern" style:font-pitch="fixed" fo:font-size="14pt" style:font-size-asian="18pt" style:font-size-complex="18pt" fo:hyphenate="false"/>
    </style:style>
    <style:style style:name="P5" style:family="paragraph">
      <style:paragraph-properties fo:margin-left="0cm" fo:margin-right="0cm" fo:text-align="start" fo:text-indent="0cm" style:punctuation-wrap="hanging"/>
      <style:text-properties fo:color="#000000" fo:font-family="'Courier New'" style:font-style-name="Regular" style:font-family-generic="modern" style:font-pitch="fixed" fo:font-size="14pt" style:font-size-asian="18pt" style:font-size-complex="18pt" fo:hyphenate="false"/>
    </style:style>
    <style:style style:name="P6" style:family="paragraph">
      <style:paragraph-properties fo:margin-left="0cm" fo:margin-right="0cm" fo:text-align="center" fo:text-indent="0cm" style:punctuation-wrap="hanging"/>
      <style:text-properties fo:color="#000000" fo:font-family="Helvetica" style:font-style-name="Regular" style:font-family-generic="swiss" fo:font-size="14pt" fo:font-style="normal" fo:font-weight="normal" style:font-size-asian="18pt" style:font-size-complex="18pt" fo:hyphenate="false"/>
    </style:style>
    <style:style style:name="T1" style:family="text">
      <style:text-properties style:text-line-through-style="none" fo:letter-spacing="normal" style:text-underline-style="none" style:font-style-asian="normal" style:font-weight-asian="normal" style:font-family-complex="'Helvetica LT Std Light'" style:font-style-complex="normal" style:font-weight-complex="normal"/>
    </style:style>
    <style:style style:name="T2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family-complex="'Courier New'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3" draw:style-name="gr1" draw:text-style-name="P1" draw:layer="layout" svg:width="0.957cm" svg:height="6.554cm" svg:x="7.165cm" svg:y="0.744cm">
          <text:p/>
          <draw:enhanced-geometry svg:viewBox="0 0 21600 21600" draw:type="rectangle" draw:enhanced-path="M 0 0 L 21600 0 21600 21600 0 21600 0 0 Z N"/>
        </draw:custom-shape>
        <draw:custom-shape draw:name="Rectangle 104" draw:style-name="gr1" draw:text-style-name="P1" draw:layer="layout" svg:width="0.957cm" svg:height="6.554cm" svg:x="2.708cm" svg:y="0.744cm">
          <text:p/>
          <draw:enhanced-geometry svg:viewBox="0 0 21600 21600" draw:type="rectangle" draw:enhanced-path="M 0 0 L 21600 0 21600 21600 0 21600 0 0 Z N"/>
        </draw:custom-shape>
        <draw:custom-shape draw:name="Rectangle 106" draw:style-name="gr1" draw:text-style-name="P1" draw:layer="layout" svg:width="0.957cm" svg:height="6.554cm" svg:x="4.784cm" svg:y="0.744cm">
          <text:p/>
          <draw:enhanced-geometry svg:viewBox="0 0 21600 21600" draw:type="rectangle" draw:enhanced-path="M 0 0 L 21600 0 21600 21600 0 21600 0 0 Z N"/>
        </draw:custom-shape>
        <draw:line draw:name="Straight Connector 107" draw:style-name="gr2" draw:text-style-name="P2" draw:layer="layout" svg:x1="1.227cm" svg:y1="0.841cm" svg:x2="3.226cm" svg:y2="1.154cm">
          <text:p/>
        </draw:line>
        <draw:line draw:name="Straight Connector 108" draw:style-name="gr3" draw:text-style-name="P2" draw:layer="layout" svg:x1="3.177cm" svg:y1="1.648cm" svg:x2="3.177cm" svg:y2="5.91cm">
          <text:p/>
        </draw:line>
        <draw:custom-shape draw:name="TextBox 109" draw:style-name="gr4" draw:text-style-name="P3" draw:layer="layout" svg:width="0.707cm" svg:height="0.746cm" svg:x="2.824cm" svg:y="1.311cm">
          <text:p text:style-name="P3"><text:span text:style-name="T1">(1)</text:span></text:p>
          <draw:enhanced-geometry svg:viewBox="0 0 21600 21600" draw:type="rectangle" draw:enhanced-path="M 0 0 L 21600 0 21600 21600 0 21600 0 0 Z N"/>
        </draw:custom-shape>
        <draw:custom-shape draw:name="TextBox 110" draw:style-name="gr5" draw:text-style-name="P5" draw:layer="layout" svg:width="2.28cm" svg:height="0.81cm" svg:x="0.134cm" svg:y="0.184cm">
          <text:p text:style-name="P4"><text:span text:style-name="T2">read()</text:span></text:p>
          <draw:enhanced-geometry svg:viewBox="0 0 21600 21600" draw:type="rectangle" draw:enhanced-path="M 0 0 L 21600 0 21600 21600 0 21600 0 0 Z N"/>
        </draw:custom-shape>
        <draw:custom-shape draw:name="TextBox 111" draw:style-name="gr6" draw:text-style-name="P3" draw:layer="layout" svg:width="0.707cm" svg:height="0.746cm" svg:x="2.824cm" svg:y="2.127cm">
          <text:p text:style-name="P3"><text:span text:style-name="T1">(2)</text:span></text:p>
          <draw:enhanced-geometry svg:viewBox="0 0 21600 21600" draw:type="rectangle" draw:enhanced-path="M 0 0 L 21600 0 21600 21600 0 21600 0 0 Z N"/>
        </draw:custom-shape>
        <draw:line draw:name="Straight Connector 112" draw:style-name="gr3" draw:text-style-name="P2" draw:layer="layout" svg:x1="7.633cm" svg:y1="1.853cm" svg:x2="7.633cm" svg:y2="4.32cm">
          <text:p/>
        </draw:line>
        <draw:custom-shape draw:name="TextBox 113" draw:style-name="gr7" draw:text-style-name="P3" draw:layer="layout" svg:width="0.707cm" svg:height="0.746cm" svg:x="7.28cm" svg:y="2.315cm">
          <text:p text:style-name="P3"><text:span text:style-name="T1">(3)</text:span></text:p>
          <draw:enhanced-geometry svg:viewBox="0 0 21600 21600" draw:type="rectangle" draw:enhanced-path="M 0 0 L 21600 0 21600 21600 0 21600 0 0 Z N"/>
        </draw:custom-shape>
        <draw:line draw:name="Straight Connector 114" draw:style-name="gr8" draw:text-style-name="P2" draw:layer="layout" svg:x1="7.681cm" svg:y1="4.387cm" svg:x2="5.141cm" svg:y2="4.474cm">
          <text:p/>
        </draw:line>
        <draw:custom-shape draw:name="TextBox 115" draw:style-name="gr9" draw:text-style-name="P3" draw:layer="layout" svg:width="0.707cm" svg:height="0.746cm" svg:x="6.079cm" svg:y="4.083cm">
          <text:p text:style-name="P3"><text:span text:style-name="T1">(4)</text:span></text:p>
          <draw:enhanced-geometry svg:viewBox="0 0 21600 21600" draw:type="rectangle" draw:enhanced-path="M 0 0 L 21600 0 21600 21600 0 21600 0 0 Z N"/>
        </draw:custom-shape>
        <draw:line draw:name="Straight Connector 116" draw:style-name="gr10" draw:text-style-name="P2" draw:layer="layout" svg:x1="5.263cm" svg:y1="5.184cm" svg:x2="7.707cm" svg:y2="5.341cm">
          <text:p/>
        </draw:line>
        <draw:line draw:name="Straight Connector 117" draw:style-name="gr8" draw:text-style-name="P2" draw:layer="layout" svg:x1="7.707cm" svg:y1="5.363cm" svg:x2="5.141cm" svg:y2="5.528cm">
          <text:p/>
        </draw:line>
        <draw:custom-shape draw:name="TextBox 118" draw:style-name="gr11" draw:text-style-name="P3" draw:layer="layout" svg:width="0.707cm" svg:height="0.746cm" svg:x="6.072cm" svg:y="5.02cm">
          <text:p text:style-name="P3"><text:span text:style-name="T1">(5)</text:span></text:p>
          <draw:enhanced-geometry svg:viewBox="0 0 21600 21600" draw:type="rectangle" draw:enhanced-path="M 0 0 L 21600 0 21600 21600 0 21600 0 0 Z N"/>
        </draw:custom-shape>
        <draw:line draw:name="Straight Connector 119" draw:style-name="gr8" draw:text-style-name="P2" draw:layer="layout" svg:x1="5.149cm" svg:y1="6.005cm" svg:x2="3.241cm" svg:y2="6.091cm">
          <text:p/>
        </draw:line>
        <draw:custom-shape draw:name="TextBox 120" draw:style-name="gr12" draw:text-style-name="P3" draw:layer="layout" svg:width="0.707cm" svg:height="0.746cm" svg:x="4.017cm" svg:y="5.665cm">
          <text:p text:style-name="P3"><text:span text:style-name="T1">(6)</text:span></text:p>
          <draw:enhanced-geometry svg:viewBox="0 0 21600 21600" draw:type="rectangle" draw:enhanced-path="M 0 0 L 21600 0 21600 21600 0 21600 0 0 Z N"/>
        </draw:custom-shape>
        <draw:line draw:name="Straight Connector 121" draw:style-name="gr8" draw:text-style-name="P2" draw:layer="layout" svg:x1="3.24cm" svg:y1="6.264cm" svg:x2="1.241cm" svg:y2="6.577cm">
          <text:p/>
        </draw:line>
        <draw:custom-shape draw:name="TextBox 122" draw:style-name="gr13" draw:text-style-name="P3" draw:layer="layout" svg:width="0.707cm" svg:height="0.746cm" svg:x="1.743cm" svg:y="6.061cm">
          <text:p text:style-name="P3"><text:span text:style-name="T1">(7)</text:span></text:p>
          <draw:enhanced-geometry svg:viewBox="0 0 21600 21600" draw:type="rectangle" draw:enhanced-path="M 0 0 L 21600 0 21600 21600 0 21600 0 0 Z N"/>
        </draw:custom-shape>
        <draw:line draw:name="Straight Connector 123" draw:style-name="gr14" draw:text-style-name="P2" draw:layer="layout" svg:x1="5.19cm" svg:y1="4.507cm" svg:x2="5.19cm" svg:y2="5.993cm">
          <text:p/>
        </draw:line>
        <draw:custom-shape draw:name="TextBox 124" draw:style-name="gr15" draw:text-style-name="P3" draw:layer="layout" svg:width="1.764cm" svg:height="0.746cm" svg:x="2.337cm" svg:y="7.325cm">
          <text:p text:style-name="P3"><text:span text:style-name="T1">driver</text:span></text:p>
          <draw:enhanced-geometry svg:viewBox="0 0 21600 21600" draw:type="rectangle" draw:enhanced-path="M 0 0 L 21600 0 21600 21600 0 21600 0 0 Z N"/>
        </draw:custom-shape>
        <draw:custom-shape draw:name="TextBox 125" draw:style-name="gr16" draw:text-style-name="P6" draw:layer="layout" svg:width="2.341cm" svg:height="1.241cm" svg:x="4.121cm" svg:y="7.325cm">
          <text:p text:style-name="P6"><text:span text:style-name="T1">interrupt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name="TextBox 126" draw:style-name="gr17" draw:text-style-name="P6" draw:layer="layout" svg:width="2.57cm" svg:height="0.746cm" svg:x="6.429cm" svg:y="7.325cm">
          <text:p text:style-name="P6"><text:span text:style-name="T1">hardware</text:span></text:p>
          <draw:enhanced-geometry svg:viewBox="0 0 21600 21600" draw:type="rectangle" draw:enhanced-path="M 0 0 L 21600 0 21600 21600 0 21600 0 0 Z N"/>
        </draw:custom-shape>
        <draw:line draw:name="Straight Connector 105" draw:style-name="gr8" draw:text-style-name="P2" draw:layer="layout" svg:x1="3.377cm" svg:y1="1.664cm" svg:x2="7.688cm" svg:y2="1.821cm">
          <text:p/>
        </draw:line>
        <draw:path draw:style-name="gr18" draw:text-style-name="P2" draw:layer="layout" svg:width="0cm" svg:height="6.553cm" svg:x="2.707cm" svg:y="0.744cm" svg:viewBox="0 0 0 6554" svg:d="m0 6554c0-2185 0-4369 0-6554">
          <text:p/>
        </draw:path>
        <draw:path draw:style-name="gr18" draw:text-style-name="P2" draw:layer="layout" svg:width="0cm" svg:height="6.553cm" svg:x="3.664cm" svg:y="0.744cm" svg:viewBox="0 0 0 6554" svg:d="m0 0c0 2185 0 4369 0 6554">
          <text:p/>
        </draw:path>
        <draw:path draw:style-name="gr18" draw:text-style-name="P2" draw:layer="layout" svg:width="0cm" svg:height="6.553cm" svg:x="5.74cm" svg:y="0.744cm" svg:viewBox="0 0 0 6554" svg:d="m0 0c0 2185 0 4369 0 6554">
          <text:p/>
        </draw:path>
        <draw:path draw:style-name="gr18" draw:text-style-name="P2" draw:layer="layout" svg:width="0cm" svg:height="6.553cm" svg:x="4.783cm" svg:y="0.744cm" svg:viewBox="0 0 0 6554" svg:d="m0 6554c0-2185 0-4369 0-6554">
          <text:p/>
        </draw:path>
        <draw:path draw:style-name="gr18" draw:text-style-name="P2" draw:layer="layout" svg:width="0cm" svg:height="6.553cm" svg:x="8.121cm" svg:y="0.744cm" svg:viewBox="0 0 0 6554" svg:d="m0 0c0 2185 0 4369 0 6554">
          <text:p/>
        </draw:path>
        <draw:path draw:style-name="gr18" draw:text-style-name="P2" draw:layer="layout" svg:width="0cm" svg:height="6.553cm" svg:x="7.164cm" svg:y="0.744cm" svg:viewBox="0 0 0 6554" svg:d="m0 6554c0-2185 0-4369 0-655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79cm" draw:distance="0.079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.52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12-02T00:28:12</meta:creation-date>
    <dc:date>2015-05-03T15:06:53</dc:date>
    <meta:editing-duration>PT00H08M12S</meta:editing-duration>
    <meta:editing-cycles>3</meta:editing-cycles>
    <meta:generator>NeoOffice/3.4.1$Unix OpenOffice.org_project/Patch 14</meta:generator>
    <meta:document-statistic meta:object-count="30"/>
  </office:meta>
</office:document-meta>
</file>